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enário: Empresa fictícia com problemas de visão sistêmica</text:p>
      <text:p text:style-name="Standard">Nome da empresa: AlphaModas LTDA</text:p>
      <text:p text:style-name="Standard">Setor: Comércio varejista de roupas e acessórios</text:p>
      <text:p text:style-name="Standard">Porte: Médio (3 lojas físicas e um e-commerce)</text:p>
      <text:p text:style-name="Standard"/>
      <text:p text:style-name="Standard"/>
      <text:p text:style-name="Standard"/>
      <text:p text:style-name="Standard">2. Problema principal: Falta de visão sistêmica</text:p>
      <text:p text:style-name="Standard">A AlphaModas enfrenta os seguintes desafios:</text:p>
      <text:p text:style-name="Standard"/>
      <text:p text:style-name="Standard">Departamentos que não se comunicam bem entre si (ex: marketing lança promoções sem avisar o estoque ou o financeiro).</text:p>
      <text:p text:style-name="Standard"/>
      <text:p text:style-name="Standard">Processos fragmentados, sem padronização ou integração.</text:p>
      <text:p text:style-name="Standard"/>
      <text:p text:style-name="Standard">Dificuldade na tomada de decisão, pois os gestores olham apenas para seus setores sem entender o impacto geral.</text:p>
      <text:p text:style-name="Standard"/>
      <text:p text:style-name="Standard">Clientes insatisfeitos com prazos, falta de produtos ou atendimento incoerente entre canais (loja física vs online).</text:p>
      <text:p text:style-name="Standard"/>
      <text:p text:style-name="Standard"/>
      <text:p text:style-name="Standard"/>
      <text:p text:style-name="Standard">3. Modelo de gestão sugerido: Gestão por Processos (BPM - Business Process Management)</text:p>
      <text:p text:style-name="Standard">Justificativa:</text:p>
      <text:p text:style-name="Standard">A Gestão por Processos visa integrar e alinhar todas as atividades da empresa aos seus objetivos estratégicos, promovendo uma visão sistêmica. Ela considera a empresa como um conjunto de processos interdependentes (e não departamentos isolados), o que ajuda a:</text:p>
      <text:p text:style-name="Standard"/>
      <text:p text:style-name="Standard">Eliminar retrabalho e desperdício;</text:p>
      <text:p text:style-name="Standard"/>
      <text:p text:style-name="Standard">Melhorar a comunicação entre áreas;</text:p>
      <text:p text:style-name="Standard"/>
      <text:p text:style-name="Standard">Otimizar o uso de recursos;</text:p>
      <text:p text:style-name="Standard"/>
      <text:p text:style-name="Standard">Elevar a satisfação do cliente;</text:p>
      <text:p text:style-name="Standard"/>
      <text:p text:style-name="Standard">Facilitar a inovação e melhoria contínua.</text:p>
      <text:p text:style-name="Standard"/>
      <text:p text:style-name="Standard"/>
      <text:p text:style-name="Standard"/>
      <text:p text:style-name="Standard">4. Como a integração de processos resolveria os problemas</text:p>
      <text:p text:style-name="Standard">Antes (situação atual):</text:p>
      <text:p text:style-name="Standard">Departamento<text:tab/>Problema</text:p>
      <text:p text:style-name="Standard">Marketing<text:tab/>Cria promoções sem saber do estoque ou da capacidade de entrega</text:p>
      <text:p text:style-name="Standard">Vendas<text:tab/>Vende produtos esgotados ou com entrega atrasada</text:p>
      <text:p text:style-name="Standard">Logística<text:tab/>Recebe pedidos de última hora sem planejamento</text:p>
      <text:p text:style-name="Standard">Financeiro<text:tab/>Não acompanha a rentabilidade de campanhas</text:p>
      <text:p text:style-name="Standard">Atendimento<text:tab/>Recebe reclamações que poderiam ser evitadas</text:p>
      <text:p text:style-name="Standard"/>
      <text:p text:style-name="Standard"/>
      <text:p text:style-name="Standard"/>
      <text:p text:style-name="Standard"><text:soft-page-break/>Depois (com integração de processos):</text:p>
      <text:p text:style-name="Standard">Exemplo de fluxo de processo integrado: "Lançamento de nova campanha de vendas"</text:p>
      <text:p text:style-name="Standard"/>
      <text:p text:style-name="Standard">Marketing propõe a campanha →</text:p>
      <text:p text:style-name="Standard"/>
      <text:p text:style-name="Standard">Estoque e logística avaliam a capacidade →</text:p>
      <text:p text:style-name="Standard"/>
      <text:p text:style-name="Standard">Financeiro analisa viabilidade e margens →</text:p>
      <text:p text:style-name="Standard"/>
      <text:p text:style-name="Standard">TI e e-commerce programam o site e sistemas →</text:p>
      <text:p text:style-name="Standard"/>
      <text:p text:style-name="Standard">Vendas e atendimento recebem treinamento prévio →</text:p>
      <text:p text:style-name="Standard"/>
      <text:p text:style-name="Standard">Campanha é lançada com todos alinhados →</text:p>
      <text:p text:style-name="Standard"/>
      <text:p text:style-name="Standard">Resultados são monitorados em tempo real para ajustes</text:p>
      <text:p text:style-name="Standard"/>
      <text:p text:style-name="Standard"/>
      <text:p text:style-name="Standard"/>
      <text:p text:style-name="Standard">Ferramentas que podem apoiar:</text:p>
      <text:p text:style-name="Standard">ERP integrado (como Bling, Totvs ou SAP Business One)</text:p>
      <text:p text:style-name="Standard"/>
      <text:p text:style-name="Standard">BPMN para mapeamento de processos</text:p>
      <text:p text:style-name="Standard"/>
      <text:p text:style-name="Standard">Indicadores de desempenho (KPIs)</text:p>
      <text:p text:style-name="Standard"/>
      <text:p text:style-name="Standard">Reuniões de alinhamento interdepartamental (com base nos processo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8T20:31:24.251000000</meta:creation-date>
    <dc:date>2025-08-08T20:32:14.831000000</dc:date>
    <meta:editing-duration>PT51S</meta:editing-duration>
    <meta:editing-cycles>1</meta:editing-cycles>
    <meta:document-statistic meta:table-count="0" meta:image-count="0" meta:object-count="0" meta:page-count="2" meta:paragraph-count="40" meta:word-count="331" meta:character-count="2229" meta:non-whitespace-character-count="1938"/>
    <meta:generator>LibreOffice/24.2.5.2$Windows_X86_64 LibreOffice_project/bffef4ea93e59bebbeaf7f431bb02b1a39ee8a59</meta:generator>
  </office:meta>
</office:document-meta>
</file>